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58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73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78.16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value-type" style:repeat-content="false"/>
      <style:paragraph-properties fo:margin-left="0mm"/>
      <style:text-properties fo:font-size="12pt" style:font-size-asian="12pt" style:font-size-complex="12pt"/>
    </style:style>
  </office:automatic-styles>
  <office:body>
    <office:spreadsheet>
      <table:table table:name="vol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2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ctio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CTION 1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ulam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mācron</text:p>
          </table:table-cell>
          <table:table-cell office:value-type="string" calcext:value-type="string">
            <text:p>altR+shift+3</text:p>
          </table:table-cell>
          <table:table-cell office:value-type="string" calcext:value-type="string">
            <text:p>altR+-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rop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pproach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brachia</text:p>
          </table:table-cell>
          <table:table-cell office:value-type="string" calcext:value-type="string">
            <text:p>altR+shift+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t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return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s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 ab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ncti (nom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i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quis (nom)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 et illuc</text:p>
          </table:table-cell>
          <table:table-cell/>
          <table:table-cell office:value-type="string" calcext:value-type="string">
            <text:p>here and 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re precise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e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seech, beg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gives off a smel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niff 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, beforehand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, too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g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ile, heap up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ide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orrah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urr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cl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Hercules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ident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p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astonished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, but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lengt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 approaches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st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tand aroun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trum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itum (g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rich me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 nunc</text:p>
          </table:table-cell>
          <table:table-cell/>
          <table:table-cell office:value-type="string" calcext:value-type="string">
            <text:p>further still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e go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e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enter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a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willingl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done for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pito</text:p>
          </table:table-cell>
          <table:table-cell/>
          <table:table-cell office:value-type="string" calcext:value-type="string">
            <text:p>back of hea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l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u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op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m 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y attentio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los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still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 onc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b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at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g about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st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eo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 keep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! tell!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ur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orned with ivor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al veils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ll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 ful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, thu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ord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 wor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mb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er of ornamental hem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en 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ule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eev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... not, neith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ry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broider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esta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sk, plea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m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ightl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ol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ophi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ler of breast band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p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vaganc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g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gratiating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, bo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x, bull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bius, t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 doub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or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s, acts, deed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, act, d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arr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u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augh a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fa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ick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a (acc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us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u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ord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, clas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obviou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ertainly (by Pollux)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demand, ask in marriage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ra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s, villain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, villai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us, a, 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c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oss over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ou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ud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t home of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at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rgh!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take a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d, sourc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llect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iz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x, du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ll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a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a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tines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o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sh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n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disappeare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segmin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l clipping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... quid</text:p>
          </table:table-cell>
          <table:table-cell/>
          <table:table-cell office:value-type="string" calcext:value-type="string">
            <text:p>if... anythin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s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s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, va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n?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ad, 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1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er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out doub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a fac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epol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pollux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e you are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un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nf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rdo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fin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ee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c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is permitted to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mbri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ever he like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d back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rs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 uirtue</text:p>
          </table:table-cell>
          <table:table-cell/>
          <table:table-cell office:value-type="string" calcext:value-type="string">
            <text:p>of great uprightn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f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um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lin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i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er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ep guar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 (of two)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awa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lis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clin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co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war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b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ver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ven i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ax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u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insi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a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ie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id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ost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orab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ugna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par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a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?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e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h!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aw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eive, tak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dior (ad + 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ing up t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pea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iu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 part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dit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gorousl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i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g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imp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ust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a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or (+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s, 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y, habi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 not know, ignor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tig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i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f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nish, complet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rsu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after, see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ic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t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</text:p>
          </table:table-cell>
          <table:table-cell/>
          <table:table-cell office:value-type="string" calcext:value-type="string">
            <text:p>wh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... 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i... quant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 much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sen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urd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ush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us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ol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um... annon</text:p>
          </table:table-cell>
          <table:table-cell/>
          <table:table-cell office:value-type="string" calcext:value-type="string">
            <text:p>do... or not?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bu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non</text:p>
          </table:table-cell>
          <table:table-cell/>
          <table:table-cell office:value-type="string" calcext:value-type="string">
            <text:p>or not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mmediately, at on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tch sight of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an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fele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heres, d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inherit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ol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/>
          <table:table-cell office:value-type="string" calcext:value-type="string">
            <text:p>yes, inde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ifes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pen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l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p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squam</text:p>
          </table:table-cell>
          <table:table-cell/>
          <table:table-cell office:value-type="string" calcext:value-type="string">
            <text:p>nowhe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rprise, catch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cul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rg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in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ld, det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u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u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huc</text:p>
          </table:table-cell>
          <table:table-cell/>
          <table:table-cell office:value-type="string" calcext:value-type="string">
            <text:p>up to now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 ches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ni, ae, a</text:p>
          </table:table-cell>
          <table:table-cell/>
          <table:table-cell office:value-type="string" calcext:value-type="string">
            <text:p>twi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to mee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o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my par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pa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ippee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rc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by storm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d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, surprisin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nhappi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eel pit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of no valu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sieg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os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noying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rish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d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ty, loo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ther, wor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il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vise, recomm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2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d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t sla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lu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o, a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lex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e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efore, take the l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v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itant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leat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ilo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rsuas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n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cc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bber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clu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ut i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l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ibera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d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r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as!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o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ppen, turn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o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ll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g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g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u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ur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arge int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ortu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r to piece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othe, cal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harming, pleasant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s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derat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rkso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mo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 n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qu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ckedn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worth noth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listen, be in good conditi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m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as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er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u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, very wick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u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 aw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ig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, bring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i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s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mi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ike, simila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c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poil, stri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o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nsel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ear, flee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c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 difficul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rom where?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3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p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ips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a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a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rior</text:p>
          </table:table-cell>
          <table:table-cell/>
          <table:table-cell office:value-type="string" calcext:value-type="string">
            <text:p>rather drunk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ior</text:p>
          </table:table-cell>
          <table:table-cell/>
          <table:table-cell office:value-type="string" calcext:value-type="string">
            <text:p>long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rior</text:p>
          </table:table-cell>
          <table:table-cell/>
          <table:table-cell office:value-type="string" calcext:value-type="string">
            <text:p>black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i</text:p>
          </table:table-cell>
          <table:table-cell table:number-columns-repeated="2"/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nounce, proclaim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im</text:p>
          </table:table-cell>
          <table:table-cell/>
          <table:table-cell office:value-type="string" calcext:value-type="string">
            <text:p>once upon a time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isp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riefl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ell and trul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dic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sty, chastit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/>
          <table:table-cell office:value-type="string" calcext:value-type="string">
            <text:p>stock still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/>
          <table:table-cell office:value-type="string" calcext:value-type="string">
            <text:p>ev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iumque</text:p>
          </table:table-cell>
          <table:table-cell/>
          <table:table-cell office:value-type="string" calcext:value-type="string">
            <text:p>on both sides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3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dep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ss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locu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ium, 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urisdiction, powe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urageously, bold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stra, or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ocu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cuss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e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ch agreemen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ving caught sight of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iae, ar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op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nd ove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ff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i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, at las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off, e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ss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tes, 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 (+acc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, beyo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c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ercenes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c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h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rave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rt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courag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u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jus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a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x, pa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e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idi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xt da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ayed to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forwar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e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back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imself, themselve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sk, evening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feat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quero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im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 both side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3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b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 off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tu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ith cunning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tu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rp, smar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unning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atrico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carr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w, stitch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sa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trick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ften up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my par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ss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on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s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ne, fille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do, mak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ac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ceit, tri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p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ingress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ent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ent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b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e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dness, evi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st of al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l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re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rr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announc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s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on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quis</text:p>
          </table:table-cell>
          <table:table-cell/>
          <table:table-cell office:value-type="string" calcext:value-type="string">
            <text:p>someone or oth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no value, worthles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announc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, p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as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u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much, a great dea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ugn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st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since, whe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u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g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t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3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i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i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 hing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c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eak, groan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, which, whom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mp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favourable to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dimen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ndranc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ive orders, comman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tus (+dat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 wit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arly in the morn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qui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in the wa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tre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u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ive birt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ttle, small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fore, ahea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e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 of boredom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uptas, a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 of pleasur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4A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n up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r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mo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ake fre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enti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arefully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ppen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eanwhil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se, a, u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imself,herself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dex, i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dat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ing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 from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s not...?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crebe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am, quaedam, quodd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pe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 out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repen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seru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mulac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ise up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mp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l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lding door</text:p>
          </table:table-cell>
          <table:table-cell office:value-type="string" calcext:value-type="string">
            <text:p>4Ai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SECTION 4Ai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en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razen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ci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ri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uu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u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avery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le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itas, a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ydr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i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cri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scrib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lle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d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rica, a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rm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bl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tu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numentu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ument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go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iness, job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i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nctity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igio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cred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gula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culiar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de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pparently</text:p>
          </table:table-cell>
          <table:table-cell office:value-type="string" calcext:value-type="string">
            <text:p>4Aii</text:p>
          </table:table-cell>
          <table:table-cell table:number-columns-repeated="1020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1047909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l1_sorted" table:style-name="ta1">
        <table:table-column table:style-name="co1" table:default-cell-style-name="ce5"/>
        <table:table-column table:style-name="co2" table:default-cell-style-name="ce5"/>
        <table:table-column table:style-name="co6" table:default-cell-style-name="ce5"/>
        <table:table-column table:style-name="co4" table:number-columns-repeated="1021" table:default-cell-style-name="ce5"/>
        <table:table-row table:style-name="ro3">
          <table:table-cell office:value-type="string" calcext:value-type="string">
            <text:p>lati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h!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aw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f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 away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 off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g about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eive, tak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um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lin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bt sla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ep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i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dior (ad + 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ing up t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gress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huc</text:p>
          </table:table-cell>
          <table:table-cell/>
          <table:table-cell office:value-type="string" calcext:value-type="string">
            <text:p>up to now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 approaches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iu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locu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p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ips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ser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ep guar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dif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g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ard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e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g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ile, heap up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i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lu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t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ther (of two)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o, ae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u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plex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non</text:p>
          </table:table-cell>
          <table:table-cell/>
          <table:table-cell office:value-type="string" calcext:value-type="string">
            <text:p>or not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e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efore, take the l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a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pinq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pproach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ud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t home of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a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ium, 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urisdiction, powe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bit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ey ches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c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st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m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tu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ith cunning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stu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rp, smar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ata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rgh!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tton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v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c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urageously, bold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ax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outrageou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take a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awa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lam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te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xi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itante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leat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llist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ar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l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clin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ing co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ni, ae, a</text:p>
          </table:table-cell>
          <table:table-cell/>
          <table:table-cell office:value-type="string" calcext:value-type="string">
            <text:p>twi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gratiating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andiloq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ersuas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n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ckhea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s, bov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x, bull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ucc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bber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eo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unning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d, sourc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ut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 hing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stra, or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war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up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p keep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er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ide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out doub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er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a fac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atrico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carr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c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pea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i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mmediately, at on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ecret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llect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ocu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cuss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um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c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t togeth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reh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iz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clus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ut i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to mee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e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ch agreemen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ist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tand aroun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o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ving caught sight of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tch sight of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a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yalt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l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iberat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w, stitch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 return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uiu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ner part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piae, ar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op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rb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liev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reak, groan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, which, whom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trum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ncti (nom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car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s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run ab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sto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 (+acc)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cip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nd ove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ff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i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b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ni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, at las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! tell!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c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sa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d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off, e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e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vitum (gen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rich me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ver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ev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ick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l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h trick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ften up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bius, t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 doub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x, du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rior</text:p>
          </table:table-cell>
          <table:table-cell/>
          <table:table-cell office:value-type="string" calcext:value-type="string">
            <text:p>rather drunk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bur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dorned with ivor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ing o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quis (nom)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anyon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epol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pollux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ffr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reak dow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ditu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gress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as!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re you are!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i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ode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e s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/>
          <table:table-cell office:value-type="string" calcext:value-type="string">
            <text:p>for my par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or my par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ites, um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qu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g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 nunc</text:p>
          </table:table-cell>
          <table:table-cell/>
          <table:table-cell office:value-type="string" calcext:value-type="string">
            <text:p>further still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iam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ven if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appen, turn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orrah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gepa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ippee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uo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ll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vax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ood!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an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fele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mp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erc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heres, d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inherit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ss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on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os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ne, fille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by storm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rry ou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ol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su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 (+acc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, beyo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or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s, acts, deed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in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heme, act, d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ed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do, mak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ac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ceit, tri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l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nun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onf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t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u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favourable to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arr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c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ercenes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roc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erce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st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urr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g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gra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m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idal veils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h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ll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a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m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k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gorousl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i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rave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rtu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ic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ast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un awa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ll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 ful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g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rcif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duc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u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rcl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y Hercules!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us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ey!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ic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rt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courag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pi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c et illuc</text:p>
          </table:table-cell>
          <table:table-cell/>
          <table:table-cell office:value-type="string" calcext:value-type="string">
            <text:p>here and 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itu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osco</text:p>
          </table:table-cell>
          <table:table-cell table:style-name="Default" office:value-type="string" calcext:value-type="string">
            <text:p>v</text:p>
          </table:table-cell>
          <table:table-cell office:value-type="string" calcext:value-type="string">
            <text:p>I pardo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llu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re precisely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mo</text:p>
          </table:table-cell>
          <table:table-cell/>
          <table:table-cell office:value-type="string" calcext:value-type="string">
            <text:p>yes, inde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diment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indranc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a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ive orders, comman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impin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ust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u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e go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an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ptines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cur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arge int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e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enter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ortu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luck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ens, t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ingress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ent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u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jus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quiun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ey sa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rep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ee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an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sp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insi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ent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u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a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nvad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u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willingl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fin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o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t 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atus (+dat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 wit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rr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augh a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tha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stico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, thu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ter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ord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ub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br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c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ear to piece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eu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ol wor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is, 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v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sh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ga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othe, calm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harming, pleasant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p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c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is permitted to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mbul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er of ornamental hem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ne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en 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ngior</text:p>
          </table:table-cell>
          <table:table-cell/>
          <table:table-cell office:value-type="string" calcext:value-type="string">
            <text:p>long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, sa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mbric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u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e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ad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edi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l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dness, evi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arly in the morn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ifest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pen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nule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eev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st of al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nt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 afrai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les, 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ot at all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or (+acc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rea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r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mazing, surprisin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happy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unhappi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eel pit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ser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st wretchedl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en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t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es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moderat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rkso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mor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s, 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y, habi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re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r, because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rr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announc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s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a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nd... not, neith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ess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fari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ick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y no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on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m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qu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ckedn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o not know, ignor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scioquis</text:p>
          </table:table-cell>
          <table:table-cell/>
          <table:table-cell office:value-type="string" calcext:value-type="string">
            <text:p>someone or other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rior</text:p>
          </table:table-cell>
          <table:table-cell/>
          <table:table-cell office:value-type="string" calcext:value-type="string">
            <text:p>black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 no value, worthles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of no valu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hili</text:p>
          </table:table-cell>
          <table:table-cell/>
          <table:table-cell office:value-type="string" calcext:value-type="string">
            <text:p>worth noth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mi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s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listen, be in good conditi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m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rely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i</text:p>
          </table:table-cell>
          <table:table-cell table:number-columns-repeated="2"/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mqui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ything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atur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bout to announc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nnounce, proclaim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nt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p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rried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usquam</text:p>
          </table:table-cell>
          <table:table-cell/>
          <table:table-cell office:value-type="string" calcext:value-type="string">
            <text:p>nowher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ie up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liu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ec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seech, beg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siege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no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itigna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bs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in the wa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as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ance, opportun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done for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ipito</text:p>
          </table:table-cell>
          <table:table-cell/>
          <table:table-cell office:value-type="string" calcext:value-type="string">
            <text:p>back of head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cclud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u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os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noying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d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tre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o!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he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top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e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gives off a smell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fa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sniff out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lim</text:p>
          </table:table-cell>
          <table:table-cell/>
          <table:table-cell office:value-type="string" calcext:value-type="string">
            <text:p>once upon a time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mnia (acc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nus (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ram 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pay attention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i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id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prim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rprise, catch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us (no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rdo, ordi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nk, clas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scul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t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rg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ie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ur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ive birt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eper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obviou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e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t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isp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riefl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ul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ttle, small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x, pac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cu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lose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erish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fi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nish, complet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g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!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’m lost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ii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t disappeared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ursu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r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, p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bad, very wicke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as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after, seek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rygio, n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bbroider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n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ur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much, a great deal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ertainly (by Pollux)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lice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demand, ask in marriage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ost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em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ridi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xt day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testas, 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fore, ahead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d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oty, loo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segmina (nom, 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il clippings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aeterea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urthermor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atus e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ayed to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e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u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rst, beforehand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ell and trul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b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onorabl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u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r awa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ig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out, bring out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forwar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eli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me forwar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arb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ol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ail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pugnacul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mpart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dic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esty, chastity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ugne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isty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gn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t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sk, plea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quaes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m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mqua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hough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since, when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r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m</text:p>
          </table:table-cell>
          <table:table-cell/>
          <table:table-cell office:value-type="string" calcext:value-type="string">
            <text:p>whom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a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d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atever he like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is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where?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d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mod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?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o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so, too</text:p>
          </table:table-cell>
          <table:table-cell office:value-type="string" calcext:value-type="string">
            <text:p>1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ct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rightly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uc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ad back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f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hand back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redi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s, r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in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old, detain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uen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urs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eu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pi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se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ra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s, villains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es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elus (nom, acc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ime, villain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lice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idently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know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himself, themselve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e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nten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qu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... quid</text:p>
          </table:table-cell>
          <table:table-cell/>
          <table:table-cell office:value-type="string" calcext:value-type="string">
            <text:p>if... anything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c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gn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mi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like, simila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laced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c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llici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ther, worr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n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role mak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d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ec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ook at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a, orum (pl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ils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ol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espoil, strip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and still!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 once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m</text:p>
          </table:table-cell>
          <table:table-cell/>
          <table:table-cell office:value-type="string" calcext:value-type="string">
            <text:p>stock still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u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olid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nseless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ophiari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ler of breast band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ltit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upidi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up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am astonished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vise, recommen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au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itus, a, 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ddenly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 uirtue</text:p>
          </table:table-cell>
          <table:table-cell/>
          <table:table-cell office:value-type="string" calcext:value-type="string">
            <text:p>of great uprightness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p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travagance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spi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ci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edium,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 of boredom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lis, 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... 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me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however, but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length</text:p>
          </table:table-cell>
          <table:table-cell office:value-type="string" calcext:value-type="string">
            <text:p>1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nti... quant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 much... as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g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rr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ex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de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hear, fleec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ns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cen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cross over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senn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b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urd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ush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rris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t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sum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, vase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b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hen?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hement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iolently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ue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ber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beat</text:p>
          </table:table-cell>
          <table:table-cell office:value-type="string" calcext:value-type="string">
            <text:p>1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o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ru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sk, evening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pe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sti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3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2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etustissimus, a, u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ery old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a, 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ad, way</text:p>
          </table:table-cell>
          <table:table-cell office:value-type="string" calcext:value-type="string">
            <text:p>1F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ctus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li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1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ou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2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u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with difficulty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lcisc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ake revenge on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quam</text:p>
          </table:table-cell>
          <table:table-cell/>
          <table:table-cell office:value-type="string" calcext:value-type="string">
            <text:p>ever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d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rom where?</text:p>
          </table:table-cell>
          <table:table-cell office:value-type="string" calcext:value-type="string">
            <text:p>2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1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oluptas, a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urce of pleasure</text:p>
          </table:table-cell>
          <table:table-cell office:value-type="string" calcext:value-type="string">
            <text:p>3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1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imque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n both sides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iumque</text:p>
          </table:table-cell>
          <table:table-cell/>
          <table:table-cell office:value-type="string" calcext:value-type="string">
            <text:p>on both sides</text:p>
          </table:table-cell>
          <table:table-cell office:value-type="string" calcext:value-type="string">
            <text:p>3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trum... annon</text:p>
          </table:table-cell>
          <table:table-cell/>
          <table:table-cell office:value-type="string" calcext:value-type="string">
            <text:p>do... or not?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or, 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queror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ctus,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feated</text:p>
          </table:table-cell>
          <table:table-cell office:value-type="string" calcext:value-type="string">
            <text:p>3B</text:p>
          </table:table-cell>
          <table:table-cell table:number-columns-repeated="1020"/>
        </table:table-row>
        <table:table-row table:style-name="ro2" table:number-rows-repeated="1047911">
          <table:table-cell table:number-columns-repeated="1024"/>
        </table:table-row>
        <table:table-row table:style-name="ro3" table:number-rows-repeated="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ol1.A367:vol1.C448">
          <table:sort>
            <table:sort-by table:field-number="0" table:data-type="automatic"/>
          </table:sort>
        </table:database-range>
        <table:database-range table:name="__Anonymous_Sheet_DB__1" table:target-range-address="vol1_sorted.A1:vol1_sorted.D57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 style:data-style-name="N2" text:time-value="23:49:33.512723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antas</meta:initial-creator>
    <meta:creation-date>2016-07-20T23:21:00.363374305</meta:creation-date>
    <meta:generator>LibreOffice/6.0.7.3$Linux_X86_64 LibreOffice_project/00m0$Build-3</meta:generator>
    <dc:date>2022-11-08T00:53:18.294741526</dc:date>
    <meta:editing-duration>P10DT15H12M10S</meta:editing-duration>
    <meta:editing-cycles>172</meta:editing-cycles>
    <dc:creator>Daniel Dantas</dc:creator>
    <meta:document-statistic meta:table-count="2" meta:cell-count="4817" meta:object-count="0"/>
  </office:meta>
</office:document-meta>
</file>